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BaseDataReferenceFieldHandler.re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Reference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ReferenceFieldHandler.g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pletBaseDataReferenceFieldHandler.setValue( Object objec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